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78.43747mm" fo:page-width="196.87498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6e6e6e" draw:opacity="100.0%" draw:stroke="none"/>
    </style:style>
    <style:style style:family="graphic" style:name="style-3">
      <style:graphic-properties draw:fill="gradient" draw:fill-gradient-name="gradient-1" draw:opacity="100.0%" draw:stroke="none"/>
    </style:style>
    <style:style style:family="graphic" style:name="style-4">
      <style:graphic-properties draw:fill="gradient" draw:fill-gradient-name="gradient-2" draw:opacity="100.0%" draw:stroke="none"/>
    </style:style>
    <style:style style:family="graphic" style:name="style-5">
      <style:graphic-properties draw:stroke="solid" svg:stroke-color="#6d6868" draw:stroke-linejoin="miter" svg:stroke-opacity="100.0%" svg:stroke-width="0.19843748mm"/>
    </style:style>
    <style:style style:family="graphic" style:name="style-6">
      <style:graphic-properties draw:stroke="solid" svg:stroke-color="#6d6868" draw:stroke-linejoin="miter" svg:stroke-opacity="100.0%" svg:stroke-width="0.19843748mm"/>
    </style:style>
    <style:style style:family="graphic" style:name="style-7">
      <style:graphic-properties draw:fill="solid" draw:fill-color="#bcbcbc" draw:opacity="26.000002026557922%" draw:stroke="none"/>
    </style:style>
    <style:style style:family="graphic" style:name="style-8">
      <style:graphic-properties draw:fill="solid" draw:fill-color="#bcbcbc" draw:opacity="26.000002026557922%" draw:stroke="none"/>
    </style:style>
    <style:style style:family="graphic" style:name="style-9">
      <style:graphic-properties draw:fill="solid" draw:fill-color="#bcbcbc" draw:opacity="26.000002026557922%" draw:stroke="none"/>
    </style:style>
    <style:style style:family="graphic" style:name="style-10">
      <style:graphic-properties draw:fill="solid" draw:fill-color="#bcbcbc" draw:opacity="26.000002026557922%" draw:stroke="none"/>
    </style:style>
    <style:style style:family="graphic" style:name="style-11">
      <style:graphic-properties draw:fill="solid" draw:fill-color="#bcbcbc" draw:opacity="54.00000214576721%" draw:stroke="none"/>
    </style:style>
    <style:style style:family="graphic" style:name="style-12">
      <style:graphic-properties draw:fill="gradient" draw:fill-gradient-name="gradient-3" draw:opacity="100.0%" draw:stroke="none"/>
    </style:style>
    <style:style style:family="graphic" style:name="style-13">
      <style:graphic-properties draw:stroke="solid" svg:stroke-color="#6d6868" draw:stroke-linejoin="miter" svg:stroke-opacity="100.0%" svg:stroke-width="0.19843748mm"/>
    </style:style>
    <style:style style:family="graphic" style:name="style-14">
      <style:graphic-properties draw:fill="gradient" draw:fill-gradient-name="gradient-4" draw:opacity="100.0%" draw:stroke="none"/>
    </style:style>
    <style:style style:family="graphic" style:name="style-15">
      <style:graphic-properties draw:stroke="solid" svg:stroke-color="#afafaf" draw:stroke-linejoin="miter" svg:stroke-opacity="100.0%" svg:stroke-width="0.19843748mm"/>
    </style:style>
    <style:style style:family="graphic" style:name="style-16">
      <style:graphic-properties draw:fill="gradient" draw:fill-gradient-name="gradient-5" draw:opacity="100.0%" draw:stroke="none"/>
    </style:style>
    <style:style style:family="graphic" style:name="style-17">
      <style:graphic-properties draw:stroke="solid" svg:stroke-color="#afafaf" draw:stroke-linejoin="miter" svg:stroke-opacity="100.0%" svg:stroke-width="0.19843748mm"/>
    </style:style>
    <style:style style:family="graphic" style:name="style-18">
      <style:graphic-properties draw:fill="gradient" draw:fill-gradient-name="gradient-6" draw:opacity="100.0%" draw:stroke="none"/>
    </style:style>
    <style:style style:family="graphic" style:name="style-19">
      <style:graphic-properties draw:stroke="solid" svg:stroke-color="#afafaf" draw:stroke-linejoin="miter" svg:stroke-opacity="100.0%" svg:stroke-width="0.19843748mm"/>
    </style:style>
    <style:style style:family="graphic" style:name="style-20">
      <style:graphic-properties draw:fill="gradient" draw:fill-gradient-name="gradient-7" draw:opacity="100.0%" draw:stroke="none"/>
    </style:style>
    <style:style style:family="graphic" style:name="style-21">
      <style:graphic-properties draw:stroke="solid" svg:stroke-color="#afafaf" draw:stroke-linejoin="miter" svg:stroke-opacity="100.0%" svg:stroke-width="0.19843748mm"/>
    </style:style>
    <style:style style:family="graphic" style:name="style-22">
      <style:graphic-properties draw:fill="none" draw:stroke="solid" svg:stroke-color="#afafaf" draw:stroke-linejoin="miter" svg:stroke-opacity="100.0%" svg:stroke-width="0.13229166mm"/>
    </style:style>
    <style:style style:family="graphic" style:name="style-23">
      <style:graphic-properties draw:fill="gradient" draw:fill-gradient-name="gradient-8" draw:opacity="54.00000214576721%" draw:stroke="none"/>
    </style:style>
    <style:style style:family="graphic" style:name="style-24">
      <style:graphic-properties draw:fill="solid" draw:fill-color="#6e6e6e" draw:opacity="100.0%" draw:stroke="none"/>
    </style:style>
    <style:style style:family="graphic" style:name="style-25">
      <style:graphic-properties draw:fill="gradient" draw:fill-gradient-name="gradient-9" draw:opacity="100.0%" draw:stroke="none"/>
    </style:style>
    <style:style style:family="graphic" style:name="style-26">
      <style:graphic-properties draw:fill="solid" draw:fill-color="#ffdd55" draw:opacity="100.0%" draw:stroke="none"/>
    </style:style>
    <style:style style:family="graphic" style:name="style-27">
      <style:graphic-properties draw:stroke="solid" svg:stroke-color="#6d6868" draw:stroke-linejoin="miter" svg:stroke-opacity="100.0%" svg:stroke-width="0.19843748mm"/>
    </style:style>
    <style:style style:family="graphic" style:name="style-28">
      <style:graphic-properties draw:stroke="solid" svg:stroke-color="#6d6868" draw:stroke-linejoin="miter" svg:stroke-opacity="100.0%" svg:stroke-width="0.19843748mm"/>
    </style:style>
    <style:style style:family="graphic" style:name="style-29">
      <style:graphic-properties draw:fill="solid" draw:fill-color="#ffeeaa" draw:opacity="26.000002026557922%" draw:stroke="none"/>
    </style:style>
    <style:style style:family="graphic" style:name="style-30">
      <style:graphic-properties draw:fill="solid" draw:fill-color="#ffeeaa" draw:opacity="26.000002026557922%" draw:stroke="none"/>
    </style:style>
    <style:style style:family="graphic" style:name="style-31">
      <style:graphic-properties draw:fill="solid" draw:fill-color="#ffeeaa" draw:opacity="26.000002026557922%" draw:stroke="none"/>
    </style:style>
    <style:style style:family="graphic" style:name="style-32">
      <style:graphic-properties draw:fill="solid" draw:fill-color="#f4eed7" draw:opacity="26.000002026557922%" draw:stroke="none"/>
    </style:style>
    <style:style style:family="graphic" style:name="style-33">
      <style:graphic-properties draw:fill="solid" draw:fill-color="#fff6d5" draw:opacity="54.00000214576721%" draw:stroke="none"/>
    </style:style>
    <style:style style:family="graphic" style:name="style-34">
      <style:graphic-properties draw:fill="gradient" draw:fill-gradient-name="gradient-10" draw:opacity="100.0%" draw:stroke="none"/>
    </style:style>
    <style:style style:family="graphic" style:name="style-35">
      <style:graphic-properties draw:stroke="solid" svg:stroke-color="#6d6868" draw:stroke-linejoin="miter" svg:stroke-opacity="100.0%" svg:stroke-width="0.19843748mm"/>
    </style:style>
    <style:style style:family="graphic" style:name="style-36">
      <style:graphic-properties draw:fill="gradient" draw:fill-gradient-name="gradient-11" draw:opacity="100.0%" draw:stroke="none"/>
    </style:style>
    <style:style style:family="graphic" style:name="style-37">
      <style:graphic-properties draw:stroke="solid" svg:stroke-color="#afafaf" draw:stroke-linejoin="miter" svg:stroke-opacity="100.0%" svg:stroke-width="0.19843748mm"/>
    </style:style>
    <style:style style:family="graphic" style:name="style-38">
      <style:graphic-properties draw:fill="gradient" draw:fill-gradient-name="gradient-12" draw:opacity="100.0%" draw:stroke="none"/>
    </style:style>
    <style:style style:family="graphic" style:name="style-39">
      <style:graphic-properties draw:stroke="solid" svg:stroke-color="#afafaf" draw:stroke-linejoin="miter" svg:stroke-opacity="100.0%" svg:stroke-width="0.19843748mm"/>
    </style:style>
    <style:style style:family="graphic" style:name="style-40">
      <style:graphic-properties draw:fill="gradient" draw:fill-gradient-name="gradient-13" draw:opacity="100.0%" draw:stroke="none"/>
    </style:style>
    <style:style style:family="graphic" style:name="style-41">
      <style:graphic-properties draw:stroke="solid" svg:stroke-color="#afafaf" draw:stroke-linejoin="miter" svg:stroke-opacity="100.0%" svg:stroke-width="0.19843748mm"/>
    </style:style>
    <style:style style:family="graphic" style:name="style-42">
      <style:graphic-properties draw:fill="gradient" draw:fill-gradient-name="gradient-14" draw:opacity="100.0%" draw:stroke="none"/>
    </style:style>
    <style:style style:family="graphic" style:name="style-43">
      <style:graphic-properties draw:stroke="solid" svg:stroke-color="#afafaf" draw:stroke-linejoin="miter" svg:stroke-opacity="100.0%" svg:stroke-width="0.19843748mm"/>
    </style:style>
    <style:style style:family="graphic" style:name="style-44">
      <style:graphic-properties draw:fill="none" draw:stroke="solid" svg:stroke-color="#ffffff" draw:stroke-linejoin="miter" svg:stroke-opacity="100.0%" svg:stroke-width="0.13229166mm"/>
    </style:style>
    <style:style style:family="graphic" style:name="style-45">
      <style:graphic-properties draw:fill="solid" draw:fill-color="#fff6d5" draw:opacity="54.00000214576721%" draw:stroke="none"/>
    </style:style>
  </office:automatic-styles>
  <office:body>
    <office:drawing>
      <draw:page draw:master-page-name="Default" draw:name="page1" draw:style-name="DP1">
        <draw:g draw:id="svg10716">
          <draw:g draw:id="layer1">
            <draw:g draw:id="Layer_1">
              <draw:rect svg:height="1.679048mm" draw:style-name="style-2" svg:width="5.037138mm" svg:x="90.00456mm" svg:y="129.33447mm"/>
              <draw:rect svg:height="1.679048mm" draw:style-name="style-3" svg:width="8.394965mm" svg:x="88.325516mm" svg:y="128.32721mm"/>
              <draw:path svg:d="M 4298.3145 1894.2843 C 4298.3145 848.17474 3336.0251 0.0 2149.1838 0.0 C 962.23663 0.0 0.0 848.17474 0.0 1894.2843 C 0.0 2307.7485 151.8973 2689.0925 406.82333 3000.507 C 436.98584 3042.8936 1287.1449 4245.61 1359.3232 4752.9746 C 1432.7188 5269.6797 1432.7188 5407.395 1432.7188 5407.395 L 1837.5311 5421.048 L 1836.8167 5441.8965 L 2149.1572 5431.4194 L 2461.4714 5441.8965 L 2460.8367 5421.048 L 2865.649 5407.395 C 2865.649 5407.395 2865.649 5269.6797 2938.965 4752.9746 C 3011.2227 4245.583 3861.2231 3042.867 3891.4119 3000.507 C 4146.4175 2689.0925 4298.3145 2307.7485 4298.3145 1894.2843 z" svg:height="54.41897mm" draw:style-name="style-4" svg:viewBox="0.0 0.0 4298.3145 5441.8965" svg:width="42.983147mm" svg:x="70.86355mm" svg:y="61.492405mm"/>
              <draw:g draw:id="g10120">
                <draw:line draw:style-name="style-5" svg:x1="92.01936mm" svg:x2="90.67608mm" svg:y1="86.35133mm" svg:y2="116.57389mm"/>
                <draw:line draw:style-name="style-6" svg:x1="93.0269mm" svg:x2="93.69841mm" svg:y1="86.35133mm" svg:y2="116.57389mm"/>
              </draw:g>
              <draw:g draw:id="g10133">
                <draw:path svg:d="M 11.562198 0.0 L 0.0 86.70395 L 55.615345 504.6133 C 36.221542 508.15872 19.023588 512.47144 0.0 516.1491 C 2506.8738 1004.2525 1119.6902 2888.8264 1119.6902 2888.8264 L 323.8499 5441.8706 L 728.001 5407.3687 C 537.6597 4836.5034 1522.6506 3258.2112 1522.6506 3258.2112 C 3436.7788 370.31082 11.562198 0.0 11.562198 0.0 z" svg:height="54.418705mm" draw:style-name="style-7" svg:viewBox="0.0 0.0 2104.054 5441.8706" svg:width="21.040539mm" svg:x="92.23976mm" svg:y="61.492405mm"/>
                <draw:path svg:d="M 2104.0664 86.70395 L 2092.5042 0.0 C 2092.5042 0.0 -1332.7123 370.31082 581.3894 3258.2378 C 581.3894 3258.2378 1566.3802 4836.5034 1376.0918 5407.395 L 1780.1636 5441.8965 L 984.3498 2888.853 C 984.3498 2888.853 -402.8341 1004.27893 2104.04 516.1756 C 2085.0164 512.4979 2067.8447 508.1852 2048.3982 504.63977 L 2104.0664 86.70395 z" svg:height="54.41897mm" draw:style-name="style-8" svg:viewBox="0.0 0.0 2104.0664 5441.8965" svg:width="21.040665mm" svg:x="71.1991mm" svg:y="61.492405mm"/>
                <draw:path svg:d="M 55.64179 0.0 L 0.0 417.90936 C 19.420244 421.45474 36.618202 425.76746 55.64179 429.44516 C 74.665375 425.76746 91.83689 421.45474 111.25713 417.90936 L 55.64179 0.0 z" svg:height="4.2944517mm" draw:style-name="style-9" svg:viewBox="0.0 0.0 111.25713 429.44516" svg:width="1.1125714mm" svg:x="91.68335mm" svg:y="62.359444mm"/>
                <draw:path svg:d="M 55.64179 0.0 L 0.0 417.90936 C 19.420244 421.45474 36.618202 425.76746 55.64179 429.44516 C 74.665375 425.76746 91.83689 421.45474 111.25713 417.90936 L 55.64179 0.0 z" svg:height="4.2944517mm" draw:style-name="style-10" svg:viewBox="0.0 0.0 111.25713 429.44516" svg:width="1.1125714mm" svg:x="91.68335mm" svg:y="62.359444mm"/>
              </draw:g>
              <draw:g draw:id="g10143">
                <draw:path svg:d="M 1027.5028 0.0 C 1027.5028 0.0 -489.7503 1148.0271 163.1884 2303.224 C 698.07007 3369.8389 -357.59094 1275.1858 1027.5028 0.0 z" svg:height="25.961586mm" draw:style-name="style-11" svg:viewBox="0.0 0.0 1027.5027 2596.1587" svg:width="10.275027mm" svg:x="72.41513mm" svg:y="64.86504mm"/>
              </draw:g>
              <draw:g draw:id="g10147">
                <draw:g draw:id="g10149">
                  <draw:path svg:d="M 1511.1412 201.48035 C 1511.1412 312.71103 1420.8917 402.9607 1309.6609 402.9607 L 201.48015 402.9607 C 90.196465 402.9607 0.0 312.71103 0.0 201.48035 L 0.0 201.48035 C 0.0 90.24966 90.196465 0.0 201.48015 0.0 L 1309.6609 0.0 C 1420.8917 0.0 1511.1412 90.24966 1511.1412 201.48035 L 1511.1412 201.48035 z" svg:height="4.029607mm" draw:style-name="style-12" svg:viewBox="0.0 0.0 1511.1412 402.9607" svg:width="15.111412mm" svg:x="84.799416mm" svg:y="115.13482mm"/>
                  <draw:line draw:style-name="style-13" svg:x1="99.91083mm" svg:x2="84.799416mm" svg:y1="115.47084mm" svg:y2="115.47084mm"/>
                </draw:g>
                <draw:g draw:id="g10160">
                  <draw:g draw:id="g10162">
                    <draw:g draw:id="g10164">
                      <draw:rect svg:height="1.6790439mm" draw:style-name="style-14" svg:width="15.782924mm" svg:x="84.29591mm" svg:y="118.74479mm"/>
                      <draw:line draw:style-name="style-15" svg:x1="85.303185mm" svg:x2="99.40706mm" svg:y1="120.927605mm" svg:y2="120.927605mm"/>
                    </draw:g>
                    <draw:g draw:id="g10175">
                      <draw:rect svg:height="1.6790439mm" draw:style-name="style-16" svg:width="15.782924mm" svg:x="84.29591mm" svg:y="121.09535mm"/>
                      <draw:line draw:style-name="style-17" svg:x1="85.303185mm" svg:x2="99.40706mm" svg:y1="123.27817mm" svg:y2="123.27817mm"/>
                    </draw:g>
                  </draw:g>
                  <draw:g draw:id="g10186">
                    <draw:g draw:id="g10188">
                      <draw:rect svg:height="1.6790439mm" draw:style-name="style-18" svg:width="15.782924mm" svg:x="84.29591mm" svg:y="123.44591mm"/>
                      <draw:line draw:style-name="style-19" svg:x1="85.303185mm" svg:x2="99.40706mm" svg:y1="125.62872mm" svg:y2="125.62872mm"/>
                    </draw:g>
                    <draw:g draw:id="g10199">
                      <draw:rect svg:height="1.6790439mm" draw:style-name="style-20" svg:width="15.782924mm" svg:x="84.29591mm" svg:y="125.79673mm"/>
                      <draw:line draw:style-name="style-21" svg:x1="85.303185mm" svg:x2="99.40706mm" svg:y1="127.97928mm" svg:y2="127.97928mm"/>
                    </draw:g>
                  </draw:g>
                </draw:g>
              </draw:g>
              <draw:path svg:d="M 0.0 629.45685 C 121.25854 815.8558 317.89703 815.8558 439.23492 629.45685 C 536.3105 480.31122 536.3105 238.58786 439.23492 89.415764 C 361.57956 -29.80539 235.6645 -29.80539 158.14159 89.415764 C 96.01743 184.90392 96.01743 339.57935 158.14159 434.96152 C 207.85674 511.29385 288.39584 511.42627 337.9788 435.09393" svg:height="7.692561mm" draw:style-name="style-22" svg:viewBox="0.0 0.0 512.0416 769.25616" svg:width="5.120416mm" svg:x="89.64711mm" svg:y="82.000656mm"/>
              <draw:path svg:d="M 471.1966 0.0 C 471.1966 0.0 744.06146 1125.3522 0.0 1789.6151 C 0.0 1789.5886 495.32666 169.5979 471.1966 0.0 z" svg:height="17.89615mm" draw:style-name="style-23" svg:viewBox="0.0 0.0 520.0465 1789.6151" svg:width="5.200465mm" svg:x="106.62145mm" svg:y="76.03708mm"/>
            </draw:g>
            <draw:g draw:id="g10519">
              <draw:rect svg:height="1.679048mm" draw:style-name="style-24" svg:width="5.0371275mm" svg:x="139.63953mm" svg:y="129.33447mm"/>
              <draw:rect svg:height="1.679048mm" draw:style-name="style-25" svg:width="8.394965mm" svg:x="137.9605mm" svg:y="128.32721mm"/>
              <draw:path svg:d="M 4298.3164 1894.2843 C 4298.3164 848.1745 3336.0269 0.0 2149.1838 0.0 C 962.23773 0.0 0.0 848.1745 0.0 1894.2843 C 0.0 2307.7485 151.89963 2689.0925 406.8227 3000.5066 C 436.98557 3042.8936 1287.1469 4245.61 1359.3226 4752.9746 C 1432.7194 5269.679 1432.7194 5407.3955 1432.7194 5407.3955 L 1837.5331 5421.048 L 1836.816 5441.8965 L 2149.1582 5431.4194 L 2461.4712 5441.8965 L 2460.8381 5421.048 L 2865.6487 5407.3955 C 2865.6487 5407.3955 2865.6487 5269.679 2938.9646 4752.9746 C 3011.2244 4245.583 3861.224 3042.867 3891.4128 3000.5066 C 4146.42 2689.0925 4298.3164 2307.7485 4298.3164 1894.2843 z" svg:height="54.41897mm" draw:style-name="style-26" svg:viewBox="0.0 0.0 4298.3164 5441.8965" svg:width="42.983162mm" svg:x="120.49852mm" svg:y="61.492405mm"/>
              <draw:g draw:id="g10310">
                <draw:line draw:style-name="style-27" svg:x1="141.65433mm" svg:x2="140.31105mm" svg:y1="86.35133mm" svg:y2="116.57389mm"/>
                <draw:line draw:style-name="style-28" svg:x1="142.66187mm" svg:x2="143.33337mm" svg:y1="86.35133mm" svg:y2="116.57389mm"/>
              </draw:g>
              <draw:path svg:d="M 11.562601 0.0 L 0.0 86.703766 L 55.616756 504.61307 C 36.221947 508.15857 19.023386 512.4715 0.0 516.14905 C 2506.8752 1004.25226 1119.6926 2888.8267 1119.6926 2888.8267 L 323.84973 5441.87 L 728.0014 5407.3687 C 537.66095 4836.504 1522.6525 3258.2114 1522.6525 3258.2114 C 3436.7798 370.31088 11.562601 0.0 11.562601 0.0 z" svg:height="54.4187mm" draw:style-name="style-29" svg:viewBox="0.0 0.0 2104.0552 5441.87" svg:width="21.04055mm" svg:x="141.87473mm" svg:y="61.492405mm"/>
              <draw:path svg:d="M 2104.064 86.703766 L 2092.5015 0.0 C 2092.5015 0.0 -1332.7125 370.31088 581.3889 3258.238 C 581.3889 3258.238 1566.3772 4836.504 1376.0917 5407.3955 L 1780.1626 5441.8965 L 984.34875 2888.8533 C 984.34875 2888.8533 -402.83716 1004.27893 2104.038 516.17566 C 2085.0146 512.49774 2067.842 508.1852 2048.3955 504.6397 L 2104.064 86.703766 z" svg:height="54.41897mm" draw:style-name="style-30" svg:viewBox="0.0 0.0 2104.0645 5441.8965" svg:width="21.040646mm" svg:x="120.83409mm" svg:y="61.492405mm"/>
              <draw:path svg:d="M 55.639366 0.0 L 0.0 417.9093 C 19.417418 421.4548 36.61598 425.76776 55.639366 429.44525 C 74.66275 425.76776 91.83547 421.4548 111.25613 417.9093 L 55.639366 0.0 z" svg:height="4.2944527mm" draw:style-name="style-31" svg:viewBox="0.0 0.0 111.25613 429.44525" svg:width="1.1125612mm" svg:x="141.31834mm" svg:y="62.359444mm"/>
              <draw:path svg:d="M 55.639366 0.0 L 0.0 417.9093 C 19.417418 421.4548 36.61598 425.76776 55.639366 429.44525 C 74.66275 425.76776 91.83547 421.4548 111.25613 417.9093 L 55.639366 0.0 z" svg:height="4.2944527mm" draw:style-name="style-32" svg:viewBox="0.0 0.0 111.25613 429.44525" svg:width="1.1125612mm" svg:x="141.31834mm" svg:y="62.359444mm"/>
              <draw:g draw:id="g10334">
                <draw:path svg:d="M 1027.5028 0.0 C 1027.5028 0.0 -489.7503 1148.0271 163.1884 2303.224 C 698.07007 3369.8389 -357.59094 1275.1858 1027.5028 0.0 z" svg:height="25.961586mm" draw:style-name="style-33" svg:viewBox="0.0 0.0 1027.5027 2596.1587" svg:width="10.275027mm" svg:x="122.0501mm" svg:y="64.86505mm"/>
              </draw:g>
              <draw:g draw:id="g10338">
                <draw:g draw:id="g10340">
                  <draw:path svg:d="M 1511.1412 201.48035 C 1511.1412 312.71103 1420.8917 402.9607 1309.6609 402.9607 L 201.48015 402.9607 C 90.196465 402.9607 0.0 312.71103 0.0 201.48035 L 0.0 201.48035 C 0.0 90.24966 90.196465 0.0 201.48015 0.0 L 1309.6609 0.0 C 1420.8917 0.0 1511.1412 90.24966 1511.1412 201.48035 L 1511.1412 201.48035 z" svg:height="4.029607mm" draw:style-name="style-34" svg:viewBox="0.0 0.0 1511.1412 402.9607" svg:width="15.111412mm" svg:x="134.43439mm" svg:y="115.13482mm"/>
                  <draw:line draw:style-name="style-35" svg:x1="149.54579mm" svg:x2="134.43439mm" svg:y1="115.47084mm" svg:y2="115.47084mm"/>
                </draw:g>
                <draw:g draw:id="g10352">
                  <draw:g draw:id="g10354">
                    <draw:g draw:id="g10356">
                      <draw:rect svg:height="1.6790439mm" draw:style-name="style-36" svg:width="15.782924mm" svg:x="133.93088mm" svg:y="118.7448mm"/>
                      <draw:line draw:style-name="style-37" svg:x1="134.93816mm" svg:x2="149.04202mm" svg:y1="120.927605mm" svg:y2="120.927605mm"/>
                    </draw:g>
                    <draw:g draw:id="g10368">
                      <draw:rect svg:height="1.6790439mm" draw:style-name="style-38" svg:width="15.782924mm" svg:x="133.93088mm" svg:y="121.09535mm"/>
                      <draw:line draw:style-name="style-39" svg:x1="134.93816mm" svg:x2="149.04202mm" svg:y1="123.27817mm" svg:y2="123.27817mm"/>
                    </draw:g>
                  </draw:g>
                  <draw:g draw:id="g10380">
                    <draw:g draw:id="g10382">
                      <draw:rect svg:height="1.6790439mm" draw:style-name="style-40" svg:width="15.782924mm" svg:x="133.93088mm" svg:y="123.445915mm"/>
                      <draw:line draw:style-name="style-41" svg:x1="134.93816mm" svg:x2="149.04202mm" svg:y1="125.62872mm" svg:y2="125.62872mm"/>
                    </draw:g>
                    <draw:g draw:id="g10394">
                      <draw:rect svg:height="1.6790439mm" draw:style-name="style-42" svg:width="15.782924mm" svg:x="133.93088mm" svg:y="125.79674mm"/>
                      <draw:line draw:style-name="style-43" svg:x1="134.93816mm" svg:x2="149.04202mm" svg:y1="127.97929mm" svg:y2="127.97929mm"/>
                    </draw:g>
                  </draw:g>
                </draw:g>
              </draw:g>
              <draw:path svg:d="M 0.0 629.45685 C 121.25874 815.85614 317.89725 815.85614 439.2335 629.45685 C 536.3109 480.31143 536.3109 238.58846 439.2335 89.416374 C 361.58 -29.80519 235.6639 -29.80519 158.13956 89.416374 C 96.018036 184.90392 96.018036 339.57956 158.13956 434.96213 C 207.85551 511.29385 288.39645 511.42627 337.98 435.09454" svg:height="7.692561mm" draw:style-name="style-44" svg:viewBox="0.0 0.0 512.04156 769.25616" svg:width="5.1204157mm" svg:x="139.28209mm" svg:y="82.000656mm"/>
              <draw:path svg:d="M 471.19537 0.0 C 471.19537 0.0 744.0598 1125.3519 0.0 1789.6154 C 0.0 1789.5886 495.32504 169.598 471.19537 0.0 z" svg:height="17.896152mm" draw:style-name="style-45" svg:viewBox="0.0 0.0 520.0453 1789.6154" svg:width="5.200453mm" svg:x="156.25644mm" svg:y="76.03708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border="49.009167%" draw:cx="50.000687%" draw:cy="49.99323%" draw:display-name="gradient-1" draw:end-color="#cfcfcf" draw:name="gradient-1" draw:start-color="#a8a8a8" draw:style="radial"/>
    <draw:gradient draw:border="36.284405%" draw:cx="50.0%" draw:cy="49.999966%" draw:display-name="gradient-2" draw:end-color="#ffffff" draw:name="gradient-2" draw:start-color="#cdcdcd" draw:style="radial"/>
    <draw:gradient draw:border="48.252472%" draw:cx="50.0%" draw:cy="50.001812%" draw:display-name="gradient-3" draw:end-color="#ffffff" draw:name="gradient-3" draw:start-color="#818181" draw:style="radial"/>
    <draw:gradient draw:border="49.71758%" draw:cx="49.999763%" draw:cy="49.995758%" draw:display-name="gradient-4" draw:end-color="#ffffff" draw:name="gradient-4" draw:start-color="#a1a1a1" draw:style="radial"/>
    <draw:gradient draw:border="49.71758%" draw:cx="49.999763%" draw:cy="50.003407%" draw:display-name="gradient-5" draw:end-color="#ffffff" draw:name="gradient-5" draw:start-color="#a1a1a1" draw:style="radial"/>
    <draw:gradient draw:border="49.71758%" draw:cx="49.999763%" draw:cy="50.00117%" draw:display-name="gradient-6" draw:end-color="#ffffff" draw:name="gradient-6" draw:start-color="#a1a1a1" draw:style="radial"/>
    <draw:gradient draw:border="49.71758%" draw:cx="49.999763%" draw:cy="49.999084%" draw:display-name="gradient-7" draw:end-color="#ffffff" draw:name="gradient-7" draw:start-color="#a1a1a1" draw:style="radial"/>
    <draw:gradient draw:border="47.80413%" draw:cx="52.502735%" draw:cy="50.089424%" draw:display-name="gradient-8" draw:end-color="#cfcfcf" draw:name="gradient-8" draw:start-color="#a8a8a8" draw:style="radial"/>
    <draw:gradient draw:border="49.009212%" draw:cx="50.00056%" draw:cy="49.99336%" draw:display-name="gradient-9" draw:end-color="#cfcfcf" draw:name="gradient-9" draw:start-color="#a8a8a8" draw:style="radial"/>
    <draw:gradient draw:border="48.25245%" draw:cx="50.000004%" draw:cy="50.00186%" draw:display-name="gradient-10" draw:end-color="#ffffff" draw:name="gradient-10" draw:start-color="#818181" draw:style="radial"/>
    <draw:gradient draw:border="49.71758%" draw:cx="49.999783%" draw:cy="49.995564%" draw:display-name="gradient-11" draw:end-color="#ffffff" draw:name="gradient-11" draw:start-color="#a1a1a1" draw:style="radial"/>
    <draw:gradient draw:border="49.71758%" draw:cx="49.999783%" draw:cy="50.003532%" draw:display-name="gradient-12" draw:end-color="#ffffff" draw:name="gradient-12" draw:start-color="#a1a1a1" draw:style="radial"/>
    <draw:gradient draw:border="49.71758%" draw:cx="49.999783%" draw:cy="50.00114%" draw:display-name="gradient-13" draw:end-color="#ffffff" draw:name="gradient-13" draw:start-color="#a1a1a1" draw:style="radial"/>
    <draw:gradient draw:border="49.71758%" draw:cx="49.999783%" draw:cy="49.99905%" draw:display-name="gradient-14" draw:end-color="#ffffff" draw:name="gradient-14" draw:start-color="#a1a1a1" draw:style="radial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78.43747mm" fo:page-width="196.87498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